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4ac925"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15%"/>
      <style:text-properties fo:color="#4ac925" fo:font-size="11pt" fo:language="en" fo:country="none" fo:font-weight="bold" style:font-size-asian="11pt" style:font-weight-asian="bold" style:font-size-complex="11pt" style:font-weight-complex="bold"/>
    </style:style>
    <style:style style:name="P3" style:family="paragraph" style:parent-style-name="Standard" style:list-style-name="" style:master-page-name="Standard">
      <style:paragraph-properties fo:margin-top="0in" fo:margin-bottom="0.139in" fo:line-height="115%" style:page-number="auto"/>
      <style:text-properties fo:color="#4ac925" fo:font-size="16pt" fo:language="en" fo:country="none" fo:font-weight="bold" style:font-size-asian="16pt" style:font-weight-asian="bold" style:font-size-complex="16pt" style:font-weight-complex="bold"/>
    </style:style>
    <style:style style:name="T1" style:family="text">
      <style:text-properties fo:color="#4ac925" fo:font-size="11pt" fo:language="en" fo:country="none"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t 1</text:p>
      <text:p text:style-name="P2">_</text:p>
      <text:p text:style-name="P1">Act 2</text:p>
      <text:p text:style-name="P2">_</text:p>
      <text:p text:style-name="P1">Act 3</text:p>
      <text:p text:style-name="P2">_</text:p>
      <text:p text:style-name="P1">Intermission</text:p>
      <text:p text:style-name="P2">_</text:p>
      <text:p text:style-name="P1">Act 4</text:p>
      <text:p text:style-name="P2">_</text:p>
      <text:p text:style-name="P1">Act 5</text:p>
      <text:p text:style-name="P2">_</text:p>
      <text:p text:style-name="P1">Act 5 Act 2</text:p>
      <text:p text:style-name="P2">_</text:p>
      <text:p text:style-name="P1">Act 6</text:p>
      <text:p text:style-name="P2">_</text:p>
      <text:p text:style-name="P1">Act 6 Intermission 1</text:p>
      <text:p text:style-name="P2">_</text:p>
      <text:p text:style-name="P1">Act 6 Act 2</text:p>
      <text:p text:style-name="P2">_</text:p>
      <text:p text:style-name="P1">Act 6 Intermission 2</text:p>
      <text:p text:style-name="P2">_</text:p>
      <text:p text:style-name="P1">Act 6 Act 3</text:p>
      <text:p text:style-name="P2"><text:soft-page-break/>_</text:p>
      <text:p text:style-name="P1">Act 6 Intermission 3</text:p>
      <text:p text:style-name="P2">_</text:p>
      <text:p text:style-name="P1">Act 6 Act 4</text:p>
      <text:p text:style-name="P2">_</text:p>
      <text:p text:style-name="P1">Act 6 Intermission 4</text:p>
      <text:p text:style-name="P2">_</text:p>
      <text:p text:style-name="P1">Act 6 Act 5</text:p>
      <text:p text:style-name="P2">_</text:p>
      <text:p text:style-name="P2">1. JaEn: =007416</text:p>
      <text:p text:style-name="P2">no.</text:p>
      <text:p text:style-name="P2">oh plea2e, a2 iif that loud heavvy 2iigh wwa2nt 2o obvviiou2ly diirected at gettiin my take on your 2HIITTY, BORIING boyfriiend problem2.</text:p>
      <text:p text:style-name="P2">no, you bloody iimbeciile.</text:p>
      <text:p text:style-name="P2">ii am not a good man, ii dont havve a good heart, and iim not your fuckiin friiend.</text:p>
      <text:p text:style-name="P2">ii thiink you may be the dumbe2t liivviin beiing ii havve evver encountered.</text:p>
      <text:p text:style-name="P2">ii dont evven knoww wwhy ii bothered floatiing dowwn thii2 liittle gra22y gulch twwo fliip you the daiily biird. ii mu2t be out of my already tortured pan twwo bother wwiith ANY of you ovveremotiional fuckbag2.</text:p>
      <text:p text:style-name="P2">wwoww, iit2 cool ii amu2e you, that really giivve2 meaniing to my joke of an exii2tence, ii mean WWOWW, thank2. </text:p>
      <text:p text:style-name="P2">ok, wwhy dont you giivve thii2 per2on a wwhiirl: NOT ME?</text:p>
      <text:p text:style-name="P2">ii hate howw you 2ay evverythiing. howw can he 2tand you.</text:p>
      <text:p text:style-name="P2">alriight you wwant 2ome redrom coun2el, wwell here you go.</text:p>
      <text:p text:style-name="P2">iim of the miind2et that wwhen you havve a rock 2oliid piiece of <text:soft-page-break/>a22 tiied twwo the dock, you dont bloody wwell tug the knot loo2e and 2hovve the fucker off wwiith the heel a your boot.</text:p>
      <text:p text:style-name="P2">but then another part of me ju2t wwonder2 wwhat the FUCK ii ju2t 2aiid there? liike that wwa2 ju2t 2uch a wweiird 2ociiopathiic thought ii had, ii hone2tly had no iidea howw bad ii could po22iibly feel about my2elf untiil ii BECAME my2elf, iif THAT make2 2en2e.</text:p>
      <text:p text:style-name="P2">your bro ha2 feeliin2 twwo con2iider, he2 not 2ome 2liice of grub2teak. wwhy are you con2ultiing wwiith me, iim a dii2a2ter. no iim a dii2a2ter that 2hiit iit2 emotiional pant2 wwiith thiick liiquiid CATA2TROPHE, 2o dont evven come near me.</text:p>
      <text:p text:style-name="P2">fuck you jake. iim not funny. ii havve no actual clue wwhy you thiink iim 2o funny, 2o PII22 OFF.</text:p>
      <text:p text:style-name="P2">ii 2hould havve exploded my2elf the moment he 2pawwned me.</text:p>
      <text:p text:style-name="P2">evvery day iim wwonderiin wwhy ii havvent blowwn my2elf up yet.</text:p>
      <text:p text:style-name="P2">one tiime ii thiink ii almo2t diid?</text:p>
      <text:p text:style-name="P2">then ii ju2t thought...</text:p>
      <text:p text:style-name="P2">MEH.</text:p>
      <text:p text:style-name="P2">ii thiink the truth ii2 deep dowwn ii mu2t lovve 2ufferiin.</text:p>
      <text:p text:style-name="P2">ju2t liike you and wwhat2 hii2 face and your TRAINWRECK of a mate2priit2hiip.</text:p>
      <text:p text:style-name="P2">2hut up.</text:p>
      <text:p text:style-name="P2">oh and you knoww wwhat el2e ii2 fliippiin BULL2HIIT?</text:p>
      <text:p text:style-name="P2">thii2 hoax that youre iimplyiin there2 no one el2e twwo talk twwo about thii2.</text:p>
      <text:p text:style-name="P2">TALK TWWO A MEMBER OF YOUR OWWN FUCKIIN 2PECIIE2 FOR A CHANGE.</text:p>
      <text:p text:style-name="P2">wwhat about crocker. try ruiiniin her day wwiith your wwii2hy wwa2hy rubbii2h.</text:p>
      <text:p text:style-name="P2">revvolvve around? iit2 a biit late for that jake.</text:p>
      <text:p text:style-name="P2">your flu2hed quadrant ii2 a black hole and wwe are all beiing dragged 2creamiin through iit2 evvent horiizon.</text:p>
      <text:p text:style-name="P2">ju2t talk twwo jane, and nevver fuckiin look at me agaiin for the <text:soft-page-break/>re2t of your liife.</text:p>
      <text:p text:style-name="P2">iim leavviing. hey here2 one for the road.</text:p>
      <text:p text:style-name="P2">you knoww wwhat youvve done jake.</text:p>
      <text:p text:style-name="P2">you havve totally RUIINED the act of fliippiin people off.</text:p>
      <text:p text:style-name="P2">iit wwa2 the one joy ii had left. ii hope youre happy.</text:p>
      <text:p text:style-name="P2">_</text:p>
      <text:p text:style-name="P1">Act 6 Act 5 Act 2</text:p>
      <text:p text:style-name="P2">_</text:p>
      <text:p text:style-name="P2">2. TrJk1: =007627</text:p>
      <text:p text:style-name="P2">fuck no.</text:p>
      <text:p text:style-name="P2">_</text:p>
      <text:p text:style-name="P2">3. TrJk2: =007628</text:p>
      <text:p text:style-name="P2">fuck you, fuck my liife, fuck liiterally evverything, fuck fuck fuck.</text:p>
      <text:p text:style-name="P2">_</text:p>
      <text:p text:style-name="P2">4. TrJk3; TrJn1; TrRx1: =007643</text:p>
      <text:p text:style-name="P2">can you plea2e ju2t leavve me here twwo diie.</text:p>
      <text:p text:style-name="P2">thii2 ii2 it.</text:p>
      <text:p text:style-name="P2">thii2 ii2 my punii2hment for doiin evviil terriible thiing2 when ii u2ed twwo be livvin people.</text:p>
      <text:p text:style-name="P2">ii gue22 ii de2ervve thii2 and yet...</text:p>
      <text:p text:style-name="P2">nobody de2ervve2 thii2.</text:p>
      <text:p text:style-name="P2">nobody.</text:p>
      <text:p text:style-name="P2">_</text:p>
      <text:p text:style-name="P2">5. FS1: =007646</text:p>
      <text:p text:style-name="P2">2o uh...</text:p>
      <text:p text:style-name="P2">hey there unholy combiinatiion of nepeta and feferii.</text:p>
      <text:p text:style-name="P2"><text:soft-page-break/>howwvve you been?</text:p>
      <text:p text:style-name="P2">wwoww that wwa2 a dumb que2tiion iim 2orry.</text:p>
      <text:p text:style-name="P2">thii2 ii2 pretty awwkwward ii2nt iit.</text:p>
      <text:p text:style-name="P2">wwhat wwa2 that?</text:p>
      <text:p text:style-name="P2">FUCK ii cant hear a goddamn thiing wwiith the2e FLIIPPIIN IIDIIOT2 doiin theiir candy giiggle rampage.</text:p>
      <text:p text:style-name="P2">can barely evven hear my owwn wword2 ovver thii2 2hriill diin of hiideou2 piink.</text:p>
      <text:p text:style-name="P2">dont a2k me wwhy ii thiink iit 2ound2 piink iit JU2T DOE2 ok?</text:p>
      <text:p text:style-name="P2">anywway ii gue22 iivve been wwantiing twwo 2ay.</text:p>
      <text:p text:style-name="P2">part of me ii2 2orry for kiilliing part of you.</text:p>
      <text:p text:style-name="P2">ii mean that not a2 the part a me that u2ed twwo be your mate2priit cau2e OBVVIIOU2LY that part wwa2nt re2pon2iible for that 2curriilou2 2hiit.</text:p>
      <text:p text:style-name="P2">but the part of me that u2ed twwo be moraiil2 wwiith part a you.</text:p>
      <text:p text:style-name="P2">and wwhereiin nepeta ii2 ju2t kiind of a wweiirdly unrelated by2tander iin thii2 wwhole me22?</text:p>
      <text:p text:style-name="P2">2o ii gue22 the wwhole me ii2 2orry twwo nepeta for havviin twwo put up wwiith thii2 2hiitty lovve triiangle fallout.</text:p>
      <text:p text:style-name="P2">AUGH thii2 ii2 ab2olutely the 2HIITTIIE2T apology 2iituatiion ii can evven FUCKIING fathom.</text:p>
      <text:p text:style-name="P2">cant evven get 2ome legiitiimate feeliin2 of remor2e off my che2t cau2e the che2t ha2 contradiictory feeliin2 a twwo people and the reciipiient ii2 the amalgamatiion of the wwronged party and 2omebody wwho could not giivve a bloody 2hiittiing FUCK about any a thii2.</text:p>
      <text:p text:style-name="P2">nevver miind thii2 reconciiliiatiion ha2 been an ab2olute dii2a2ter.</text:p>
      <text:p text:style-name="P2">can wwe at lea2t come twwo term2 on a 2ound poliicy of 'fuck gamzee'?</text:p>
      <text:p text:style-name="P2">cau2e all iim 2ayiin ii2 ba2iically.</text:p>
      <text:p text:style-name="P2">ju2t.</text:p>
      <text:p text:style-name="P2"><text:soft-page-break/>fuck that guy.</text:p>
      <text:p text:style-name="P2">_</text:p>
      <text:p text:style-name="P2">6. FS2; ARSp1: =007659</text:p>
      <text:p text:style-name="P2">no bloody wway.</text:p>
      <text:p text:style-name="P2">equiiu2 wwhy are you actiin liike 2uch a bulge2niiffiin twwolbox wwhat the hell happened twwo you?</text:p>
      <text:p text:style-name="P2">and wwhy are you wweariin that guy2 lame gla22e2. take tho2e off evven you had more 2tyle than that.</text:p>
      <text:p text:style-name="P2">wwhat.</text:p>
      <text:p text:style-name="P2">equiiu2 wwhat the FUCK are you talkiing about.</text:p>
      <text:p text:style-name="P2">ehehehe wwoww zahhak you miight actually be more a me22 than me, ii am fuckiin iimpre22ed.</text:p>
      <text:p text:style-name="P2">but yeah talkiin iit out wwhen you got aiim2 a reconciiliiatiion help2, me and the feferii 2iide a thii2 abomiinatiion had a niice talk earliier, 2orta.</text:p>
      <text:p text:style-name="P2">2ay wwhat you got twwo 2ay, ju2t dont me22 wwiith the feferii part2 twwo much ok man? 2he2 vvery dear to me, ii mean both part2 a me got iit?</text:p>
      <text:p text:style-name="P2">hey can you maybe wwrap up thii2 p2ychotiic apology you wwretched freak. wwoww youre actually makiin me look liike the model a mental health.</text:p>
      <text:p text:style-name="P2">anywway youre confu2iin the feferii 2iide of her wwiith your wweiird emotiional baggage.</text:p>
      <text:p text:style-name="P2">feferii try not twwo lii2ten twwo anythiin he 2ay2.</text:p>
      <text:p text:style-name="P2">youvve had enough heartache twwo endure wwiithout lumpiing iin nepeta2 twwii2ted relatiion2hiip wwiith thii2 hor2ekii22iin mu2clefuck.</text:p>
      <text:p text:style-name="P2">man wwhat riight do you havve to order nepeta to do ANYTHIN, let alone lii2ten to your confliicted wwhiiniing?</text:p>
      <text:p text:style-name="P2">heheh, fef can you BELIIEVVE thii2 guy?? </text:p>
      <text:p text:style-name="P2">fuck your ab2olutiion ii take back my advviice.</text:p>
      <text:p text:style-name="P2">2top talkiin twwo nepeta and LEAVVE FEFERII ALONE.</text:p>
      <text:p text:style-name="P2"><text:soft-page-break/>ye2.</text:p>
      <text:p text:style-name="P2">ye2.</text:p>
      <text:p text:style-name="P2">augh im not doin your dumba22 ye2/no 2hit!!</text:p>
      <text:p text:style-name="P2">no you fliippiin DONT, thii2 conver2atiion ii2 over.</text:p>
      <text:p text:style-name="P2">no you dont.</text:p>
      <text:p text:style-name="P2">no.</text:p>
      <text:p text:style-name="P2">NO.</text:p>
      <text:p text:style-name="P2">NO THII2 HA2 TWWO 2TOP!! CANT YOU 2EE WWERE TEARIIN FEFETA APART??</text:p>
      <text:p text:style-name="P2">_</text:p>
      <text:p text:style-name="P1">Act 6 Act 5 Act 1</text:p>
      <text:p text:style-name="P2">_</text:p>
      <text:p text:style-name="P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7" meta:paragraph-count="136" meta:word-count="1149" meta:character-count="6254"/>
    <meta:generator>OpenOffice/4.1.2$Win32 OpenOffice.org_project/412m3$Build-9782</meta:generator>
  </office:meta>
</office:document-meta>
</file>